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string" calcext:value-type="string">
            <text:p>crop xpol</text:p>
          </table:table-cell>
          <table:table-cell table:formula="of:=[.B2]" office:value-type="string" office:string-value="crop xpol" calcext:value-type="string">
            <text:p>crop xpol</text:p>
          </table:table-cell>
          <table:table-cell/>
          <table:table-cell table:formula="of:=[.A2]*[.C2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style-name="ce1" office:value-type="float" office:value="783524" calcext:value-type="float">
            <text:p>783524</text:p>
          </table:table-cell>
          <table:table-cell table:formula="of:=[.B3]/[.D3]" office:value-type="float" office:value="0.00367649906956923" calcext:value-type="float">
            <text:p>0.003676499069569</text:p>
          </table:table-cell>
          <table:table-cell table:formula="of:=SUM([.B3:.B6])" office:value-type="float" office:value="213116877" calcext:value-type="float">
            <text:p>213116877</text:p>
          </table:table-cell>
          <table:table-cell table:formula="of:=[.A2]*[.C3]" office:value-type="float" office:value="0.000433826890209169" calcext:value-type="float">
            <text:p>0.000433826890209</text:p>
          </table:table-cell>
        </table:table-row>
        <table:table-row table:style-name="ro1">
          <table:table-cell/>
          <table:table-cell office:value-type="float" office:value="1825412" calcext:value-type="float">
            <text:p>1825412</text:p>
          </table:table-cell>
          <table:table-cell table:formula="of:=[.B4]/[.D3]" office:value-type="float" office:value="0.00856530944754788" calcext:value-type="float">
            <text:p>0.008565309447548</text:p>
          </table:table-cell>
          <table:table-cell/>
          <table:table-cell table:formula="of:=[.A2]*[.C4]" office:value-type="float" office:value="0.00101070651481065" calcext:value-type="float">
            <text:p>0.001010706514811</text:p>
          </table:table-cell>
        </table:table-row>
        <table:table-row table:style-name="ro1">
          <table:table-cell/>
          <table:table-cell office:value-type="float" office:value="6280085" calcext:value-type="float">
            <text:p>6280085</text:p>
          </table:table-cell>
          <table:table-cell table:formula="of:=[.B5]/[.D3]" office:value-type="float" office:value="0.0294677976160471" calcext:value-type="float">
            <text:p>0.029467797616047</text:p>
          </table:table-cell>
          <table:table-cell/>
          <table:table-cell table:formula="of:=[.A2]*[.C5]" office:value-type="float" office:value="0.00347720011869356" calcext:value-type="float">
            <text:p>0.003477200118694</text:p>
          </table:table-cell>
        </table:table-row>
        <table:table-row table:style-name="ro1">
          <table:table-cell/>
          <table:table-cell office:value-type="float" office:value="204227856" calcext:value-type="float">
            <text:p>204227856</text:p>
          </table:table-cell>
          <table:table-cell table:formula="of:=[.B6]/[.D3]" office:value-type="float" office:value="0.958290393866836" calcext:value-type="float">
            <text:p>0.958290393866836</text:p>
          </table:table-cell>
          <table:table-cell/>
          <table:table-cell table:formula="of:=[.A2]*[.C6]" office:value-type="float" office:value="0.113078266476287" calcext:value-type="float">
            <text:p>0.113078266476287</text:p>
          </table:table-cell>
        </table:table-row>
        <table:table-row table:style-name="ro1">
          <table:table-cell/>
          <table:table-cell table:formula="of:=SUM([.B3:.B6])" office:value-type="float" office:value="213116877" calcext:value-type="float">
            <text:p>21311687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00:15:18.3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22:51:51.664000000</meta:creation-date>
    <dc:date>2021-07-05T13:14:38.447000000</dc:date>
    <meta:editing-duration>P3DT7H9M54S</meta:editing-duration>
    <meta:editing-cycles>3</meta:editing-cycles>
    <meta:generator>LibreOffice/6.2.3.2$Windows_X86_64 LibreOffice_project/aecc05fe267cc68dde00352a451aa867b3b546ac</meta:generator>
    <meta:document-statistic meta:table-count="1" meta:cell-count="18" meta:object-count="0"/>
  </office:meta>
</office:document-meta>
</file>